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6166" officeooo:paragraph-rsid="00196166" style:font-weight-asian="bold" style:font-weight-complex="bold"/>
    </style:style>
    <style:style style:name="P3" style:family="paragraph" style:parent-style-name="Standard">
      <style:text-properties officeooo:rsid="00196166" officeooo:paragraph-rsid="00196166"/>
    </style:style>
    <style:style style:name="P4" style:family="paragraph" style:parent-style-name="Standard">
      <style:text-properties officeooo:rsid="001c3639" officeooo:paragraph-rsid="001c3639"/>
    </style:style>
    <style:style style:name="P5" style:family="paragraph" style:parent-style-name="Standard">
      <style:text-properties officeooo:rsid="001dd344" officeooo:paragraph-rsid="001dd344"/>
    </style:style>
    <style:style style:name="P6" style:family="paragraph" style:parent-style-name="Standard">
      <style:text-properties officeooo:rsid="001f9531" officeooo:paragraph-rsid="001f9531"/>
    </style:style>
    <style:style style:name="P7" style:family="paragraph" style:parent-style-name="Standard">
      <style:text-properties officeooo:rsid="002185d8" officeooo:paragraph-rsid="002185d8"/>
    </style:style>
    <style:style style:name="P8" style:family="paragraph" style:parent-style-name="Standard">
      <style:text-properties officeooo:rsid="0023673a" officeooo:paragraph-rsid="0023673a"/>
    </style:style>
    <style:style style:name="P9" style:family="paragraph" style:parent-style-name="Standard">
      <style:text-properties officeooo:rsid="002532ae" officeooo:paragraph-rsid="002532ae"/>
    </style:style>
    <style:style style:name="P10" style:family="paragraph" style:parent-style-name="Standard">
      <style:text-properties officeooo:rsid="00280684" officeooo:paragraph-rsid="00280684"/>
    </style:style>
    <style:style style:name="P11" style:family="paragraph" style:parent-style-name="Standard">
      <style:text-properties fo:font-style="italic" fo:font-weight="bold" officeooo:rsid="002532ae" officeooo:paragraph-rsid="002532ae" style:font-style-asian="italic" style:font-weight-asian="bold" style:font-style-complex="italic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2">
      <style:text-properties officeooo:rsid="001c3639" officeooo:paragraph-rsid="001c3639"/>
    </style:style>
    <style:style style:name="P14" style:family="paragraph" style:parent-style-name="Standard" style:list-style-name="L3">
      <style:text-properties officeooo:rsid="001f9531" officeooo:paragraph-rsid="001f9531"/>
    </style:style>
    <style:style style:name="P15" style:family="paragraph" style:parent-style-name="Standard" style:list-style-name="L4">
      <style:text-properties officeooo:rsid="002532ae" officeooo:paragraph-rsid="002532ae"/>
    </style:style>
    <style:style style:name="T1" style:family="text">
      <style:text-properties officeooo:rsid="0017c288"/>
    </style:style>
    <style:style style:name="T2" style:family="text">
      <style:text-properties officeooo:rsid="001c3639"/>
    </style:style>
    <style:style style:name="T3" style:family="text">
      <style:text-properties fo:language="pt" fo:country="BR" officeooo:rsid="001c363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dd344" style:font-style-asian="italic" style:font-weight-asian="bold" style:font-style-complex="italic" style:font-weight-complex="bold"/>
    </style:style>
    <style:style style:name="T7" style:family="text">
      <style:text-properties officeooo:rsid="001dd344"/>
    </style:style>
    <style:style style:name="T8" style:family="text">
      <style:text-properties officeooo:rsid="002185d8"/>
    </style:style>
    <style:style style:name="T9" style:family="text">
      <style:text-properties officeooo:rsid="0023673a"/>
    </style:style>
    <style:style style:name="T10" style:family="text">
      <style:text-properties officeooo:rsid="0025f041"/>
    </style:style>
    <style:style style:name="T11" style:family="text">
      <style:text-properties officeooo:rsid="00288443"/>
    </style:style>
    <style:style style:name="T12" style:family="text">
      <style:text-properties officeooo:rsid="002af740"/>
    </style:style>
    <style:style style:name="T13" style:family="text">
      <style:text-properties officeooo:rsid="002bbcb9"/>
    </style:style>
    <style:style style:name="T14" style:family="text">
      <style:text-properties officeooo:rsid="002d0a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de Pós-Graduação em Engenharia de Teleinformática</text:p>
      <text:p text:style-name="P1">TIP8415 – Engenharia de Software</text:p>
      <text:p text:style-name="P1">Questões Introdutórias sobre Engenharia de Software</text:p>
      <text:p text:style-name="P1">Artur Rodrigues Rocha Neto – 431951 – <text:span text:style-name="T1">Março</text:span>/2019</text:p>
      <text:p text:style-name="Standard"/>
      <text:p text:style-name="Standard">Assista os vídeos “1 - Scrum em menos de 10 minutos” e “2 - Aprenda Scrum em 9 minutos” e desenvolva os itens abaixo:</text:p>
      <text:p text:style-name="Standard"/>
      <text:list xml:id="list1541063074" text:style-name="L1">
        <text:list-item>
          <text:p text:style-name="P12">Destaque e enumere as diferenças que você consegue perceber entre apresentações sobre o SCRUM nos dois vídeos. </text:p>
        </text:list-item>
        <text:list-item>
          <text:p text:style-name="P12">Responda cada uma das questões abaixo, destacando as eventuais diferenças entre uma apresentação e outra sobre o scrum:</text:p>
          <text:list>
            <text:list-item>
              <text:p text:style-name="P12">Quais são os papéis (perfis profissionais) definidos pelo SCRUM?</text:p>
            </text:list-item>
            <text:list-item>
              <text:p text:style-name="P12">Quais as responsabilidades atribuídas a cada perfil profissional que você consegue inferir das apresentações?</text:p>
            </text:list-item>
            <text:list-item>
              <text:p text:style-name="P12">Como se lida com requisitos no SCRUM?</text:p>
            </text:list-item>
            <text:list-item>
              <text:p text:style-name="P12">Quais são as reuniões que fazem parte do ritual do SCRUM?</text:p>
            </text:list-item>
            <text:list-item>
              <text:p text:style-name="P12">Quais são os instrumentos de organização de tarefas utilizados?</text:p>
            </text:list-item>
            <text:list-item>
              <text:p text:style-name="P12">Quais são os instrumentos de acompanhamento de produtividade adotados?</text:p>
            </text:list-item>
            <text:list-item>
              <text:p text:style-name="P12">Que ações do ritual adotado neste método ágil auxiliam a garantir a qualidade do processo de desenvolvimento?</text:p>
            </text:list-item>
            <text:list-item>
              <text:p text:style-name="P12">Quando são realizados os testes e como se controla a qualidade do produto no SC<text:span text:style-name="T8">R</text:span>UM? </text:p>
            </text:list-item>
          </text:list>
        </text:list-item>
        <text:list-item>
          <text:p text:style-name="P12">Elabore 3 questões não triviais sobre o <text:span text:style-name="T9">SCRUM</text:span> e suas respectivas respostas. Essas questões serão usadas para um trabalho em sala de aula.</text:p>
        </text:list-item>
      </text:list>
      <text:p text:style-name="Standard"/>
      <text:p text:style-name="P2">RESPOSTAS</text:p>
      <text:p text:style-name="P3"/>
      <text:p text:style-name="P3">1. <text:span text:style-name="T2">No geral, a apresentação no vídeo#01 foi mais concisa que no vídeo#02; os conceitos foram apresentados na ordem do processo, sem muitas “idas e vindas”, preocupando-se em passar a ideia de forma o mais auto-contida possível. O </text:span><text:span text:style-name="T3">vídeo</text:span><text:span text:style-name="T2">#02 </text:span><text:span text:style-name="T3">foi</text:span><text:span text:style-name="T2"> um pouco mais abrangente, se valendo de alguns conceitos externos para embasar o processo. A apresentação do vídeo#01 parece ter sido criada com foco na equipe inteira, enquanto que o vídeo#02 trouxe um conteúdo, para mim, mais focado naqueles que desempenham funções de gerência.</text:span></text:p>
      <text:p text:style-name="P3"/>
      <text:p text:style-name="P4">2a. <text:span text:style-name="T7">+ 2b.</text:span></text:p>
      <text:list xml:id="list2054474198" text:style-name="L2">
        <text:list-item>
          <text:p text:style-name="P13"><text:span text:style-name="T5">Product Owner:</text:span> o cliente (ou representante do cliente), aquele que está encomendando o produto;</text:p>
        </text:list-item>
        <text:list-item>
          <text:p text:style-name="P13"><text:span text:style-name="T5">Scrum Master:</text:span> faz as vezes de “gerente” ou “líder”, responsável por organizar a equipe e monitorar o avanço do projeto;</text:p>
        </text:list-item>
        <text:list-item>
          <text:p text:style-name="P13"><text:span text:style-name="T5">Dev Team:</text:span> os desenvolvedores, aqueles que implementam as funcionalidades e constroem o produto;</text:p>
        </text:list-item>
        <text:list-item>
          <text:p text:style-name="P13"><text:span text:style-name="T5">Testers:</text:span> responsáveis por testar o produto a cada iteração;</text:p>
        </text:list-item>
        <text:list-item>
          <text:p text:style-name="P13"><text:span text:style-name="T5">Especialista em requisitos (apenas no vídeo#01):</text:span> profissionais com conhecimento profundo na definição e priorização dos requisitos à luz do produto.</text:p>
        </text:list-item>
      </text:list>
      <text:p text:style-name="P4"/>
      <text:p text:style-name="P4">2<text:span text:style-name="T7">c. Eles são listados no </text:span><text:span text:style-name="T6">Product Backlog</text:span><text:span text:style-name="T7"> (coleção completa do que o produto deve ter). Eles são dividos iterativamente em </text:span><text:span text:style-name="T6">Release Backlogs</text:span><text:span text:style-name="T7">, subconjunto do </text:span><text:span text:style-name="T6">Product Backlog</text:span><text:span text:style-name="T7"> que representam marcos completos e funcionais de partes do produto. Os </text:span><text:span text:style-name="T6">Release Backlogs</text:span><text:span text:style-name="T7">, por sua vez, são dividos em </text:span><text:span text:style-name="T6">Sprint Backlogs</text:span><text:span text:style-name="T7">, que são janelas de tempo (normalmente fixas, chamadas </text:span><text:span text:style-name="T6">timebox</text:span><text:span text:style-name="T7">)</text:span> <text:span text:style-name="T7">aonde as etapas de implementação, revisão e entrega são ciclicamente reproduzidas.</text:span></text:p>
      <text:p text:style-name="P5"><text:span text:style-name="T4">Observação:</text:span> a explicação acima diz respeito à visão passada no vídeo#01, já que o vídeo#02 trata <text:span text:style-name="T5">Release Backlog</text:span> e <text:span text:style-name="T5">Sprint Backlog</text:span> como um componente único.</text:p>
      <text:p text:style-name="P5"><text:soft-page-break/>2d.</text:p>
      <text:list xml:id="list1724844773" text:style-name="L3">
        <text:list-item>
          <text:p text:style-name="P14"><text:span text:style-name="T5">Reunião Diária:</text:span> feita em pé e de curta duração, tem como objetivos deixar a equipe ciente das evoluções e impedimentos que cada integrante no último dia de desenvolvimento;</text:p>
        </text:list-item>
        <text:list-item>
          <text:p text:style-name="P14"><text:span text:style-name="T4">Sprint Review/Planing:</text:span> Acontecendo ao final de um sprint e início de outro, serve para organizar o Sprint Backlog e revisar questões de tempo e prioridade com base no sprint anterior</text:p>
        </text:list-item>
      </text:list>
      <text:p text:style-name="P6"/>
      <text:p text:style-name="P6">2e. <text:span text:style-name="T8">O SCRUM não define nenhuma ferramenta específica para acompanhamento de organização de tarefas. O processo deixa livre aos envolvidos escolher o método que melhor funcionar para a equipe. Entretanto, como pontuado no vídeo#02, o Kanban, painel de organização de tarefas, casa bem com a filosofia do SCRUM, e seu uso na organização de backlogs é bem comum. O vídeo#01 cita algumas ferramentas que ajudam na priorização de tarefas, com o planning poker.</text:span></text:p>
      <text:p text:style-name="P6"/>
      <text:p text:style-name="P7">2f. A ferramenta principal e advinda do SCRUM para acompanhamento de prioridade é o Burndown Chart. Com ele, é possível observar a evolução da quantidade de tarefas restantes em função do tempo. A evolução descrescente no número de funcionalidades restantes pode ser usada para extrair métricas de desempenho geral e para previsão de fim de sprints e do projeto como um todo.</text:p>
      <text:p text:style-name="P7"/>
      <text:p text:style-name="P7">2g. O acompanhamento frequente, facilitado pela divisão do desenvolvimento em releases e sprints, ajuda a detecar a sanar bugs mais facilmente, além de deixar o cliente mais atualizado com o avanço do projeto e das funcionalidades já obtidas, diminuindo riscos de retrabalho.</text:p>
      <text:p text:style-name="P7"/>
      <text:p text:style-name="P7">2h. Os testes fazem parte do ciclo geral de cada sprint, ou seja, não é uma etapa final após boa parte do produto estiver completa (ou ela possui seu sprint próprio, como apontado no vídeo#01).</text:p>
      <text:p text:style-name="P7"/>
      <text:p text:style-name="P8">3.</text:p>
      <text:p text:style-name="P11">1) Cite algumas limitações ou circunstâncias em que o SCRUM pode não ser propriamente aproveitado.</text:p>
      <text:list xml:id="list4030057561" text:style-name="L4">
        <text:list-item>
          <text:p text:style-name="P15"><text:span text:style-name="T4">Times com membros geograficamente distantes uns dos outros:</text:span> <text:span text:style-name="T12">o SCRUM espera que os integrantes do projeto estejam próximos para facilitar a troca de informações e avanços no projeto. A gerência de horários quando alguns membros estão muito afastados, principalmente em zona de tempo distintas, pode atrapalhar o uso do processo.</text:span></text:p>
        </text:list-item>
        <text:list-item>
          <text:p text:style-name="P15"><text:span text:style-name="T4">Produtos com grandes dependências:</text:span> <text:span text:style-name="T14">dependências adicionam riscos de retrabalho, pois é comum que alguns frameworks e bibliotecas de programação tendem a mudar com significativa frequência; retrabalho é contrário ao fluxo de etapas de cada iteração do SCRUM, tornando essa uma forte limitação ao uso do processo.</text:span></text:p>
        </text:list-item>
        <text:list-item>
          <text:p text:style-name="P15"><text:span text:style-name="T4">Produtos com alto fator de maturidade ou sistemas legados:</text:span> <text:span text:style-name="T13">softwares dessa natureza são fortemente dependentes de testes e controle de qualidade, o que pode gerar sprints muitos longos, contrariando a filosofia do SCRUM.</text:span></text:p>
        </text:list-item>
      </text:list>
      <text:p text:style-name="P9"/>
      <text:p text:style-name="P11">2) <text:span text:style-name="T10">Defina o conceito de “velocidade” à luz do SCRUM.</text:span></text:p>
      <text:p text:style-name="P10">- Dado o Burndown Chart, podemos definir a velocidade do projeto como a razão média de tarefas <text:span text:style-name="T11">por um período de tempo, normalmente o valor fixo do timebox de um sprint. Aliado à informação histórica dos sprints anteriores, um processo de regressão com a velocidade ajuda a prever com maior precisão o final de etapas futuras, como o release atual ou o projeto intei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57:38.687942293</meta:creation-date>
    <dc:date>2019-03-12T16:02:41.152057536</dc:date>
    <meta:editing-duration>PT2H35M1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963" meta:character-count="5994" meta:non-whitespace-character-count="5087"/>
  </office:meta>
</office:document-meta>
</file>